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Verdana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ucida Grande" fo:font-size="10.5pt" fo:letter-spacing="normal" fo:font-style="normal" fo:font-weight="normal" officeooo:rsid="0016e63f" officeooo:paragraph-rsid="0016e63f"/>
    </style:style>
    <style:style style:name="P2" style:family="paragraph" style:parent-style-name="Standard">
      <style:text-properties fo:font-variant="normal" fo:text-transform="none" fo:color="#000000" style:font-name="Lucida Grande" fo:font-size="10.5pt" fo:letter-spacing="normal" fo:font-style="normal" fo:font-weight="normal" officeooo:rsid="0016e63f" officeooo:paragraph-rsid="001c4255"/>
    </style:style>
    <style:style style:name="P3" style:family="paragraph" style:parent-style-name="Standard">
      <style:text-properties fo:font-variant="normal" fo:text-transform="none" fo:color="#000000" style:font-name="Lucida Grande" fo:font-size="10.5pt" fo:letter-spacing="normal" fo:font-style="normal" fo:font-weight="normal" officeooo:rsid="001972f2" officeooo:paragraph-rsid="001a05d8"/>
    </style:style>
    <style:style style:name="P4" style:family="paragraph" style:parent-style-name="Standard">
      <style:text-properties fo:font-variant="normal" fo:text-transform="none" fo:color="#000000" style:font-name="Lucida Grande" fo:font-size="10.5pt" fo:letter-spacing="normal" fo:font-style="normal" fo:font-weight="normal" officeooo:rsid="001972f2" officeooo:paragraph-rsid="001c4255"/>
    </style:style>
    <style:style style:name="P5" style:family="paragraph" style:parent-style-name="Standard">
      <style:text-properties fo:font-variant="normal" fo:text-transform="none" fo:color="#000000" style:font-name="Lucida Grande" fo:font-size="10.5pt" fo:letter-spacing="normal" fo:font-style="normal" fo:font-weight="normal" officeooo:paragraph-rsid="001c4255"/>
    </style:style>
    <style:style style:name="P6" style:family="paragraph" style:parent-style-name="Standard">
      <style:text-properties officeooo:paragraph-rsid="0016d222"/>
    </style:style>
    <style:style style:name="P7" style:family="paragraph" style:parent-style-name="Standard">
      <style:text-properties officeooo:rsid="0016d222" officeooo:paragraph-rsid="0016d222"/>
    </style:style>
    <style:style style:name="P8" style:family="paragraph" style:parent-style-name="Standard">
      <style:text-properties officeooo:paragraph-rsid="0016e63f"/>
    </style:style>
    <style:style style:name="P9" style:family="paragraph" style:parent-style-name="Standard">
      <style:text-properties officeooo:rsid="001972f2" officeooo:paragraph-rsid="001972f2"/>
    </style:style>
    <style:style style:name="P10" style:family="paragraph" style:parent-style-name="Standard">
      <style:text-properties officeooo:paragraph-rsid="001972f2"/>
    </style:style>
    <style:style style:name="P11" style:family="paragraph" style:parent-style-name="Standard">
      <style:text-properties officeooo:rsid="001a05d8" officeooo:paragraph-rsid="001a05d8"/>
    </style:style>
    <style:style style:name="P12" style:family="paragraph" style:parent-style-name="Standard">
      <style:text-properties officeooo:rsid="001b9966" officeooo:paragraph-rsid="001b9966"/>
    </style:style>
    <style:style style:name="P13" style:family="paragraph" style:parent-style-name="Standard">
      <style:text-properties officeooo:paragraph-rsid="001c4255"/>
    </style:style>
    <style:style style:name="P14" style:family="paragraph" style:parent-style-name="Standard">
      <style:text-properties officeooo:rsid="001c4255" officeooo:paragraph-rsid="001c4255"/>
    </style:style>
    <style:style style:name="P15" style:family="paragraph" style:parent-style-name="Standard">
      <style:text-properties officeooo:rsid="001e1e98" officeooo:paragraph-rsid="001e1e98"/>
    </style:style>
    <style:style style:name="P16" style:family="paragraph" style:parent-style-name="Standard">
      <style:text-properties officeooo:rsid="001e7cb8" officeooo:paragraph-rsid="001e7cb8"/>
    </style:style>
    <style:style style:name="T1" style:family="text">
      <style:text-properties fo:font-variant="normal" fo:text-transform="none" fo:color="#000000" style:font-name="Lucida Grande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Lucida Grande" fo:font-size="10.5pt" fo:letter-spacing="normal" fo:font-style="normal" fo:font-weight="normal" officeooo:rsid="001972f2"/>
    </style:style>
    <style:style style:name="T3" style:family="text">
      <style:text-properties officeooo:rsid="0016d222"/>
    </style:style>
    <style:style style:name="T4" style:family="text">
      <style:text-properties officeooo:rsid="0016e63f"/>
    </style:style>
    <style:style style:name="T5" style:family="text">
      <style:text-properties officeooo:rsid="00184432"/>
    </style:style>
    <style:style style:name="T6" style:family="text">
      <style:text-properties officeooo:rsid="001972f2"/>
    </style:style>
    <style:style style:name="T7" style:family="text">
      <style:text-properties officeooo:rsid="001a05d8"/>
    </style:style>
    <style:style style:name="T8" style:family="text">
      <style:text-properties officeooo:rsid="001b9966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ktplan Poker:</text:p>
      <text:p text:style-name="Standard"/>
      <text:p text:style-name="Standard">13.5. - 12.6.:</text:p>
      <text:p text:style-name="P10"><text:span text:style-name="T6"><text:tab/>– </text:span><text:span text:style-name="T1">App-Konzept</text:span></text:p>
      <text:p text:style-name="P10"><text:span text:style-name="T2"><text:tab/>– </text:span><text:span text:style-name="T1">Arbeitspakete</text:span></text:p>
      <text:p text:style-name="P10"><text:span text:style-name="T2"><text:tab/>– </text:span><text:span text:style-name="T1">Projektplan</text:span></text:p>
      <text:p text:style-name="P10"><text:span text:style-name="T2"><text:tab/>– </text:span><text:span text:style-name="T1">geplanter Aufwand in Stunden</text:span></text:p>
      <text:p text:style-name="P5"><text:tab/><text:span text:style-name="T6">– Profilseite</text:span></text:p>
      <text:p text:style-name="P4"><text:tab/>– Achievements und Ranking</text:p>
      <text:p text:style-name="P1">12.6. - <text:span text:style-name="T7">19</text:span>.6.:</text:p>
      <text:p text:style-name="P2"><text:tab/><text:span text:style-name="T7">– Spielregeln und Logik implementieren</text:span></text:p>
      <text:p text:style-name="P3"><text:tab/>– Freundesliste</text:p>
      <text:p text:style-name="P8"><text:span text:style-name="T6"><text:tab/>– </text:span>Login + Registrierung</text:p>
      <text:p text:style-name="P13"><text:span text:style-name="T7"><text:tab/>– Settings</text:span></text:p>
      <text:p text:style-name="Standard"><text:span text:style-name="T7">19</text:span>.6. - <text:span text:style-name="T7">26</text:span>.<text:span text:style-name="T7">6</text:span>.:</text:p>
      <text:p text:style-name="P11"><text:tab/>– Lobby fertig</text:p>
      <text:p text:style-name="P14"><text:tab/><text:tab/>– <text:span text:style-name="T7">Liste von verfügbaren Lobbies</text:span></text:p>
      <text:p text:style-name="P14"><text:tab/><text:tab/>– <text:span text:style-name="T7">Grafische Anzeige einer Lobby</text:span></text:p>
      <text:p text:style-name="P14"><text:tab/><text:tab/>– <text:span text:style-name="T8">Spielstart</text:span></text:p>
      <text:p text:style-name="P12">26.6. - 3.7.:</text:p>
      <text:p text:style-name="P12"><text:tab/>– Vorbereitung auf Test</text:p>
      <text:p text:style-name="P12">3.7. - 10.7.:</text:p>
      <text:p text:style-name="P14"><text:tab/>– Sofwaredokumentation</text:p>
      <text:p text:style-name="P14"><text:tab/>– Testing</text:p>
      <text:p text:style-name="P14"><text:tab/>– Bugsfixes</text:p>
      <text:p text:style-name="P12"><text:tab/></text:p>
      <text:p text:style-name="P14">10.7. - 28.7.:</text:p>
      <text:p text:style-name="P14"><text:tab/>–</text:p>
      <text:p text:style-name="P12"/>
      <text:p text:style-name="P12"/>
      <text:p text:style-name="P6"><text:span text:style-name="T3">Arbeitspakete:</text:span></text:p>
      <text:p text:style-name="P6"><text:span text:style-name="T3">1. Login, Registrierung (4 Stunden)</text:span></text:p>
      <text:p text:style-name="P6"><text:span text:style-name="T3"><text:tab/>– Funktionalität</text:span></text:p>
      <text:p text:style-name="P7"><text:tab/><text:span text:style-name="T4">–</text:span> Design</text:p>
      <text:p text:style-name="P7">2. <text:span text:style-name="T4">Profilseite, Settings</text:span></text:p>
      <text:p text:style-name="P7"><text:span text:style-name="T5"><text:tab/>– Funktionalität</text:span></text:p>
      <text:p text:style-name="P7"><text:span text:style-name="T5"><text:tab/>– Design</text:span></text:p>
      <text:p text:style-name="P15"><text:tab/>– Achivements</text:p>
      <text:p text:style-name="P9">3. Freundesliste</text:p>
      <text:p text:style-name="P9"><text:tab/>– Funktionalität</text:p>
      <text:p text:style-name="P9"><text:tab/>– Design</text:p>
      <text:p text:style-name="P15"><text:tab/>– Ranking</text:p>
      <text:p text:style-name="P15">4. Spielelobby</text:p>
      <text:p text:style-name="P15"><text:tab/>– Design</text:p>
      <text:p text:style-name="P15"><text:tab/>– Spielstart</text:p>
      <text:p text:style-name="P15">5. Spielregeln und Logik</text:p>
      <text:p text:style-name="P16">6. Tests, Bu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'Lucida Sans Unicode', Verdana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54S</meta:editing-duration>
    <meta:editing-cycles>7</meta:editing-cycles>
    <meta:generator>LibreOffice/5.3.3.2$Linux_X86_64 LibreOffice_project/30m0$Build-2</meta:generator>
    <dc:date>2017-06-06T11:45:17.715090912</dc:date>
    <meta:document-statistic meta:table-count="0" meta:image-count="0" meta:object-count="0" meta:page-count="1" meta:paragraph-count="44" meta:word-count="87" meta:character-count="738" meta:non-whitespace-character-count="632"/>
    <meta:user-defined meta:name="Info 1"/>
    <meta:user-defined meta:name="Info 2"/>
    <meta:user-defined meta:name="Info 3"/>
    <meta:user-defined meta:name="Info 4"/>
  </office:meta>
</office:document-meta>
</file>